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haviorStack.pee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haviorStack.push( Behavior behavi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haviorStack.findAncestorWithClass( Behavior start , Class cl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ehaviorStack.getStackAs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haviorStack.p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haviorStack.getParent( Behavior star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